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693in"/>
    </style:style>
    <style:style style:name="co2" style:family="table-column">
      <style:table-column-properties fo:break-before="auto" style:column-width="2.5563in"/>
    </style:style>
    <style:style style:name="co3" style:family="table-column">
      <style:table-column-properties fo:break-before="auto" style:column-width="3.1134in"/>
    </style:style>
    <style:style style:name="co4" style:family="table-column">
      <style:table-column-properties fo:break-before="auto" style:column-width="4.0752in"/>
    </style:style>
    <style:style style:name="co5" style:family="table-column">
      <style:table-column-properties fo:break-before="auto" style:column-width="3.572in"/>
    </style:style>
    <style:style style:name="co6" style:family="table-column">
      <style:table-column-properties fo:break-before="auto" style:column-width="4.7634in"/>
    </style:style>
    <style:style style:name="co7" style:family="table-column">
      <style:table-column-properties fo:break-before="auto" style:column-width="0.978in"/>
    </style:style>
    <style:style style:name="co8" style:family="table-column">
      <style:table-column-properties fo:break-before="auto" style:column-width="1.0437in"/>
    </style:style>
    <style:style style:name="ro1" style:family="table-row">
      <style:table-row-properties style:row-height="0.2189in" fo:break-before="auto" style:use-optimal-row-height="false"/>
    </style:style>
    <style:style style:name="ro2" style:family="table-row">
      <style:table-row-properties style:row-height="0.7457in" fo:break-before="auto" style:use-optimal-row-height="false"/>
    </style:style>
    <style:style style:name="ro3" style:family="table-row">
      <style:table-row-properties style:row-height="0.75in" fo:break-before="auto" style:use-optimal-row-height="false"/>
    </style:style>
    <style:style style:name="ro4" style:family="table-row">
      <style:table-row-properties style:row-height="0.2083in"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fo:wrap-option="wrap"/>
    </style:style>
    <style:style style:name="ce4" style:family="table-cell" style:parent-style-name="Excel_20_Built-in_20_Normal">
      <style:table-cell-properties fo:wrap-option="wrap" style:direction="lt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Excel_20_Built-in_20_Normal">
      <style:table-cell-properties fo:wrap-option="wrap"/>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 style:family="table-cell" style:parent-style-name="Excel_20_Built-in_20_Normal">
      <style:table-cell-properties style:text-align-source="fix" style:repeat-content="false" fo:wrap-option="wrap" style:direction="ltr"/>
      <style:paragraph-properties fo:text-align="justify"/>
    </style:style>
    <style:style style:name="ce7"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20" table:default-cell-style-name="Excel_20_Built-in_20_Normal"/>
        <table:table-column table:style-name="co8"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7" table:number-columns-repeated="20"/>
          <table:table-cell table:number-columns-repeated="998"/>
        </table:table-row>
        <table:table-row table:style-name="ro2">
          <table:table-cell table:style-name="ce2" office:value-type="string">
            <text:p>SEO </text:p>
          </table:table-cell>
          <table:table-cell table:style-name="ce3" office:value-type="string">
            <text:p>Meta title pas optimisé</text:p>
          </table:table-cell>
          <table:table-cell table:style-name="ce3" office:value-type="string">
            <text:p>Les meta titles des deux pages du site n'ont pas un contenu descriptif de la marque et de sa fonction à l'intérieur du site</text:p>
          </table:table-cell>
          <table:table-cell table:style-name="ce3" office:value-type="string">
            <text:p>Choisir un title avec le nom de l'agence pour mieux informer les visiteurs et les search engines</text:p>
          </table:table-cell>
          <table:table-cell table:style-name="ce4" office:value-type="string">
            <text:p>Choisir “La chouette agence” pour le meta title de la page d'accueil et “Contact” pour la page avec le conctact et formulaire de contact. Profiter pour changer le nom du fichier html de page2.html a contact.html pour une meilleure cohérence.</text:p>
          </table:table-cell>
          <table:table-cell table:style-name="ce6" office:value-type="string">
            <text:p><text:a xlink:href="https://www.searchenginewatch.com/2016/05/16/how-to-write-meta-title-tags-for-seo-with-good-and-bad-examples/">https://www.searchenginewatch.com/2016/05/16/how-to-write-meta-title-tags-for-seo-with-good-and-bad-examples/</text:a></text:p>
          </table:table-cell>
          <table:table-cell table:number-columns-repeated="1018"/>
        </table:table-row>
        <table:table-row table:style-name="ro3">
          <table:table-cell table:style-name="ce3" office:value-type="string">
            <text:p>SEO </text:p>
          </table:table-cell>
          <table:table-cell table:style-name="ce3" office:value-type="string">
            <text:p>Meta description inexistante</text:p>
          </table:table-cell>
          <table:table-cell table:style-name="ce3" office:value-type="string">
            <text:p>Ne pas avoir une description meta affecte le click to rate negativement pour manque d'information pertinent que peut convaincre l'utilisateur à accéder au site</text:p>
          </table:table-cell>
          <table:table-cell table:style-name="ce3" office:value-type="string">
            <text:p>Avoir toujours une meta description bien écrite, avec une taille considerable (60-160 caractères), qui reflecte bien le contenu et but du site utilisant keywords significatifs</text:p>
          </table:table-cell>
          <table:table-cell table:style-name="ce5" office:value-type="string">
            <text:p>Créer une Meta description de 60-160 caractères, descrivant l'agence et son travail utilisant les keywords choisis</text:p>
          </table:table-cell>
          <table:table-cell table:style-name="ce3" office:value-type="string">
            <text:p><text:a xlink:href="https://moz.com/learn/seo/meta-description">https://moz.com/learn/seo/meta-description</text:a></text:p>
          </table:table-cell>
          <table:table-cell table:number-columns-repeated="1018"/>
        </table:table-row>
        <table:table-row table:style-name="ro3">
          <table:table-cell table:style-name="ce3" office:value-type="string">
            <text:p>SEO </text:p>
          </table:table-cell>
          <table:table-cell table:style-name="ce3" office:value-type="string">
            <text:p>Meta robots inexistant</text:p>
          </table:table-cell>
          <table:table-cell table:style-name="ce3" office:value-type="string">
            <text:p>Le manque d'instruction d'indexation aux robots search engine peut mener à la non indexation de leur partie et qui votre site devient invisible à leurs yeux</text:p>
          </table:table-cell>
          <table:table-cell table:style-name="ce3" office:value-type="string">
            <text:p>Avoir toujours un ou plusieurs meta name robots avec les instructions désirées pour que le site soit bien ciblé par les robots d'indexation</text:p>
          </table:table-cell>
          <table:table-cell table:style-name="ce5" office:value-type="string">
            <text:p>Créer un Meta name robots générale et un meta name googlebot <text:s/>ue cible spécifiquement google, la search engine la plus importante de nos jours. Tous les deux avec “follow” comme paramètre.</text:p>
          </table:table-cell>
          <table:table-cell table:style-name="ce3" office:value-type="string">
            <text:p><text:a xlink:href="https://moz.com/learn/seo/robots-meta-directives">https://moz.com/learn/seo/robots-meta-directives</text:a></text:p>
          </table:table-cell>
          <table:table-cell table:number-columns-repeated="1018"/>
        </table:table-row>
        <table:table-row table:style-name="ro3">
          <table:table-cell table:style-name="ce3" office:value-type="string">
            <text:p>SEO </text:p>
          </table:table-cell>
          <table:table-cell table:style-name="ce3" office:value-type="string">
            <text:p>SEO keywords black hat</text:p>
          </table:table-cell>
          <table:table-cell table:style-name="ce3" office:value-type="string">
            <text:p>Existance de keywords considerés spam et pas pértinantes un peu partout dans la page, pratique qui peut mener a être bani des search engines. Le meta tag keywords est obsolète depuis, l 'alt des images sert a faire une description des images et pas pour insérer keywords de type spam et la presence de keywords spam <text:s/>dans l'html avec une taille de police petite ou avec la même couleur que le background n'est pas du tout acceptable.</text:p>
          </table:table-cell>
          <table:table-cell table:style-name="ce3" office:value-type="string">
            <text:p>Utiliser les Keywords dans un contexte “White Hat” au bon endroit et seulement quand elles aident a construire un significat pertinant dans son contexte</text:p>
          </table:table-cell>
          <table:table-cell table:style-name="ce5" office:value-type="string">
            <text:p>Effacer meta keywords tag et tous les keywords blackhat (alt et html). Ajouter nos keywords “La chouette agence webdesign Lyon” dans l'H1 de la page index et dans le texte de description de l'agence.</text:p>
          </table:table-cell>
          <table:table-cell table:style-name="ce3" office:value-type="string">
            <text:p><text:a xlink:href="https://www.semrush.com/blog/meta-keywords/">https://www.semrush.com/blog/meta-keywords/</text:a> Et <text:a xlink:href="https://openclassrooms.com/fr/courses/5561431-augmentez-votre-trafic-grace-au-referencement-naturel-seo/5561438-analysez-le-fonctionnement-de-google">https://openclassrooms.com/fr/courses/5561431-augmentez-votre-trafic-grace-au-referencement-naturel-seo/5561438-analysez-le-fonctionnement-de-google</text:a></text:p>
          </table:table-cell>
          <table:table-cell table:number-columns-repeated="1018"/>
        </table:table-row>
        <table:table-row table:style-name="ro3">
          <table:table-cell table:style-name="ce3" office:value-type="string">
            <text:p>SEO / Accessibilité</text:p>
            <text:p/>
          </table:table-cell>
          <table:table-cell table:style-name="ce3" office:value-type="string">
            <text:p>Langue du site pas défini</text:p>
          </table:table-cell>
          <table:table-cell table:style-name="ce3" office:value-type="string">
            <text:p>Les search engines nécessitent de savoir la langue d'une page pour qu'elle soit bien ciblée par rapport aux contenus dans cette langue. Les screen readers nécessitent connaitre la langue d'un site pour que leur interpration vocale soit la bonne.</text:p>
          </table:table-cell>
          <table:table-cell table:style-name="ce3" office:value-type="string">
            <text:p>Specifier toujours la langue dans la balise html</text:p>
          </table:table-cell>
          <table:table-cell table:style-name="ce5" office:value-type="string">
            <text:p>Specifier la langue dans la balise html. “fr” au lieu de “Default”.</text:p>
          </table:table-cell>
          <table:table-cell table:style-name="ce3" office:value-type="string">
            <text:p><text:a xlink:href="https://websiteseochecker.com/blog/html-meta-language-tag-implementing-international-seo/">https://websiteseochecker.com/blog/html-meta-language-tag-implementing-international-seo/</text:a></text:p>
          </table:table-cell>
          <table:table-cell table:number-columns-repeated="1018"/>
        </table:table-row>
        <table:table-row table:style-name="ro3">
          <table:table-cell table:style-name="ce3" office:value-type="string">
            <text:p>Accessibilité / Performance</text:p>
          </table:table-cell>
          <table:table-cell table:style-name="ce3" office:value-type="string">
            <text:p>Texte en images</text:p>
          </table:table-cell>
          <table:table-cell table:style-name="ce3" office:value-type="string">
            <text:p>Avoir du texte en images ne permet pas aux screen readers de lire ce texte. Avoir des fichiers image au lieu de texte nuit la performance du site à cause de la tailler des fichiers.</text:p>
          </table:table-cell>
          <table:table-cell table:style-name="ce3" office:value-type="string">
            <text:p>Éviter au maximum l'utilisation de texte en images</text:p>
          </table:table-cell>
          <table:table-cell table:style-name="ce5" office:value-type="string">
            <text:p>Effacer les fichiers avec du texte en images et ajouter son contenu en texte dans balises html de texte.</text:p>
          </table:table-cell>
          <table:table-cell table:style-name="ce3" office:value-type="string">
            <text:p><text:a xlink:href="https://www.boia.org/blog/why-is-it-important-for-accessibility-to-use-actual-text-instead-of-images-of-text">https://www.boia.org/blog/why-is-it-important-for-accessibility-to-use-actual-text-instead-of-images-of-text</text:a> Et <text:a xlink:href="https://neilpatel.com/blog/optimize-images-web-design/">https://neilpatel.com/blog/optimize-images-web-design/</text:a></text:p>
          </table:table-cell>
          <table:table-cell table:number-columns-repeated="1018"/>
        </table:table-row>
        <table:table-row table:style-name="ro3">
          <table:table-cell table:style-name="ce3" office:value-type="string">
            <text:p>SEO </text:p>
          </table:table-cell>
          <table:table-cell table:style-name="ce3" office:value-type="string">
            <text:p>Erreurs html et css</text:p>
          </table:table-cell>
          <table:table-cell table:style-name="ce3" office:value-type="string">
            <text:p>Même si tout apparament s'affiche bien et marche bien sur un site des erreurs de ce type ont un impact négatif sur le SEO (crawl rate, compatibilité, etc)</text:p>
          </table:table-cell>
          <table:table-cell table:style-name="ce3" office:value-type="string">
            <text:p>Créer html et css sans erreurs qui passe dans la validation w3c</text:p>
          </table:table-cell>
          <table:table-cell table:style-name="ce5" office:value-type="string">
            <text:p>Corriger les erreurs html et css</text:p>
          </table:table-cell>
          <table:table-cell table:style-name="ce3" office:value-type="string">
            <text:p><text:a xlink:href="https://www.seoinc.com/seo-blog/w3c-validation-and-seo/">https://www.seoinc.com/seo-blog/w3c-validation-and-seo/</text:a></text:p>
          </table:table-cell>
          <table:table-cell table:number-columns-repeated="1018"/>
        </table:table-row>
        <table:table-row table:style-name="ro3">
          <table:table-cell table:style-name="ce3" office:value-type="string">
            <text:p>SEO </text:p>
          </table:table-cell>
          <table:table-cell table:style-name="ce3" office:value-type="string">
            <text:p>Liens spam</text:p>
          </table:table-cell>
          <table:table-cell table:style-name="ce3" office:value-type="string">
            <text:p>Liens spam ou de mauvaise qualité sans rapport avec le travail de l'agence nuit en termes d'autorité d'un site/SEO</text:p>
          </table:table-cell>
          <table:table-cell table:style-name="ce3" office:value-type="string">
            <text:p>Ajouter que des liens pertinents, avoir aussi des partenaires pertinents qui crée des backlinks vers notre site</text:p>
          </table:table-cell>
          <table:table-cell table:style-name="ce5" office:value-type="string">
            <text:p>Effacer les liens spam/pas pertinents</text:p>
          </table:table-cell>
          <table:table-cell table:style-name="ce3" office:value-type="string">
            <text:p><text:a xlink:href="https://openclassrooms.com/fr/courses/5561431-augmentez-votre-trafic-grace-au-referencement-naturel-seo/5578347-trouvez-vos-premiers-backlinks">https://openclassrooms.com/fr/courses/5561431-augmentez-votre-trafic-grace-au-referencement-naturel-seo/5578347-trouvez-vos-premiers-backlinks</text:a></text:p>
          </table:table-cell>
          <table:table-cell table:number-columns-repeated="1018"/>
        </table:table-row>
        <table:table-row table:style-name="ro3" table:number-rows-repeated="6">
          <table:table-cell table:style-name="ce3" table:number-columns-repeated="4"/>
          <table:table-cell table:style-name="ce5"/>
          <table:table-cell table:style-name="ce3"/>
          <table:table-cell table:number-columns-repeated="1018"/>
        </table:table-row>
        <table:table-row table:style-name="ro3" table:number-rows-repeated="14">
          <table:table-cell table:style-name="ce3" table:number-columns-repeated="6"/>
          <table:table-cell table:number-columns-repeated="1018"/>
        </table:table-row>
        <table:table-row table:style-name="ro1" table:number-rows-repeated="971">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28">04/28/2021</text:date>, <text:time>15:19:22</text:time></text:p>
        </style:region-right>
      </style:header>
      <style:header-left style:display="false"/>
      <style:footer>
        <text:p>Página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4-28T15:19:22.07</dc:date>
    <dc:creator>João Gaspar</dc:creator>
    <meta:generator>OpenOffice/4.1.7$Win32 OpenOffice.org_project/417m1$Build-9800</meta:generator>
    <meta:editing-duration>PT4H55M48S</meta:editing-duration>
    <meta:editing-cycles>16</meta:editing-cycles>
    <meta:document-statistic meta:table-count="1" meta:cell-count="54" meta:object-count="0"/>
  </office:meta>
</office:document-meta>
</file>